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46cm" style:rel-column-width="7887*"/>
    </style:style>
    <style:style style:name="Tabla1.B" style:family="table-column">
      <style:table-column-properties style:column-width="4.082cm" style:rel-column-width="15734*"/>
    </style:style>
    <style:style style:name="Tabla1.C" style:family="table-column">
      <style:table-column-properties style:column-width="4.433cm" style:rel-column-width="17087*"/>
    </style:style>
    <style:style style:name="Tabla1.D" style:family="table-column">
      <style:table-column-properties style:column-width="6.44cm" style:rel-column-width="24827*"/>
    </style:style>
    <style:style style:name="Tabla1.A1" style:family="table-cell">
      <style:table-cell-properties fo:background-color="#1c1c1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1c1c1c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cm"/>
          <style:tab-stop style:position="6.662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cm"/>
          <style:tab-stop style:position="6.662cm"/>
        </style:tab-stops>
      </style:paragraph-properties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fo:color="#ff6600" style:text-underline-style="none"/>
    </style:style>
    <style:style style:name="P9" style:family="paragraph" style:parent-style-name="Standard">
      <style:text-properties fo:color="#ff6600" style:text-underline-style="none" fo:font-weight="normal" style:font-weight-asian="normal" style:font-weight-complex="normal"/>
    </style:style>
    <style:style style:name="P10" style:family="paragraph" style:parent-style-name="Standard">
      <style:text-properties fo:color="#ff6600" style:text-underline-style="none" fo:font-weight="bold" style:font-weight-asian="bold" style:font-weight-complex="bold"/>
    </style:style>
    <style:style style:name="P11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bold" style:font-weight-asian="bold" style:font-weight-complex="bold"/>
    </style:style>
    <style:style style:name="P13" style:family="paragraph" style:parent-style-name="Standard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text-properties fo:color="#007826" style:text-underline-style="none" fo:font-weight="normal" style:font-weight-asian="normal" style:font-weight-complex="normal"/>
    </style:style>
    <style:style style:name="P16" style:family="paragraph" style:parent-style-name="Standard">
      <style:text-properties fo:color="#00ccff" style:text-underline-style="none" fo:font-weight="normal" style:font-weight-asian="normal" style:font-weight-complex="normal"/>
    </style:style>
    <style:style style:name="P17" style:family="paragraph" style:parent-style-name="Standard">
      <style:text-properties fo:color="#669900" style:text-underline-style="none" fo:font-weight="bold" style:font-weight-asian="bold" style:font-weight-complex="bold"/>
    </style:style>
    <style:style style:name="P18" style:family="paragraph" style:parent-style-name="Standard">
      <style:text-properties fo:color="#663399" style:text-underline-style="none" fo:font-weight="bold" style:font-weight-asian="bold" style:font-weight-complex="bold"/>
    </style:style>
    <style:style style:name="P19" style:family="paragraph" style:parent-style-name="Standard">
      <style:text-properties fo:color="#996600" style:text-underline-style="none" fo:font-weight="bold" style:font-weight-asian="bold" style:font-weight-complex="bold"/>
    </style:style>
    <style:style style:name="P20" style:family="paragraph" style:parent-style-name="Standard">
      <style:text-properties fo:color="#7e0021" style:text-underline-style="none" fo:font-weight="bold" style:font-weight-asian="bold" style:font-weight-complex="bold"/>
    </style:style>
    <style:style style:name="P21" style:family="paragraph" style:parent-style-name="Standard">
      <style:text-properties fo:color="#3333ff" style:text-underline-style="none" fo:font-weight="bold" style:font-weight-asian="bold" style:font-weight-complex="bold"/>
    </style:style>
    <style:style style:name="P22" style:family="paragraph" style:parent-style-name="Standard">
      <style:text-properties fo:color="#579d1c" style:text-underline-style="none" fo:font-weight="bold" style:font-weight-asian="bold" style:font-weight-complex="bold"/>
    </style:style>
    <style:style style:name="P23" style:family="paragraph" style:parent-style-name="Table_20_Contents">
      <style:text-properties fo:color="#0000ff"/>
    </style:style>
    <style:style style:name="P24" style:family="paragraph" style:parent-style-name="Table_20_Contents">
      <style:text-properties fo:color="#ffffff"/>
    </style:style>
    <style:style style:name="P25" style:family="paragraph" style:parent-style-name="Table_20_Contents">
      <style:paragraph-properties fo:background-color="#1c1c1c">
        <style:background-image/>
      </style:paragraph-properties>
      <style:text-properties fo:color="#ffffff"/>
    </style:style>
    <style:style style:name="P26" style:family="paragraph" style:parent-style-name="Standard" style:list-style-name="L1">
      <style:text-properties fo:color="#ff6600" style:text-underline-style="none"/>
    </style:style>
    <style:style style:name="P27" style:family="paragraph" style:parent-style-name="Standard" style:list-style-name="L2">
      <style:text-properties fo:color="#ff6600" style:text-underline-style="none" fo:font-weight="normal" style:font-weight-asian="normal" style:font-weight-complex="normal"/>
    </style:style>
    <style:style style:name="P28" style:family="paragraph" style:parent-style-name="Standard" style:list-style-name="L4">
      <style:text-properties fo:color="#ff6600" style:text-underline-style="none" fo:font-weight="normal" style:font-weight-asian="normal" style:font-weight-complex="normal"/>
    </style:style>
    <style:style style:name="P29" style:family="paragraph" style:parent-style-name="Standard" style:list-style-name="L3">
      <style:text-properties fo:color="#000000" style:text-underline-style="none" fo:font-weight="normal" style:font-weight-asian="normal" style:font-weight-complex="normal"/>
    </style:style>
    <style:style style:name="P30" style:family="paragraph" style:parent-style-name="Standard">
      <style:text-properties fo:color="#000000" style:text-underline-style="none" fo:font-weight="bold" style:font-weight-asian="bold" style:font-weight-complex="bold"/>
    </style:style>
    <style:style style:name="P31" style:family="paragraph" style:parent-style-name="Standard">
      <style:text-properties fo:color="#7e0021" style:text-underline-style="none" fo:font-weight="bold" style:font-weight-asian="bold" style:font-weight-complex="bold"/>
    </style:style>
    <style:style style:name="P32" style:family="paragraph" style:parent-style-name="Standard">
      <style:text-properties fo:color="#3333ff" style:text-underline-style="none" fo:font-weight="bold" style:font-weight-asian="bold" style:font-weight-complex="bold"/>
    </style:style>
    <style:style style:name="P3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66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66"/>
    </style:style>
    <style:style style:name="T6" style:family="text">
      <style:text-properties fo:color="#007826"/>
    </style:style>
    <style:style style:name="T7" style:family="text">
      <style:text-properties fo:color="#00ccff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7e0021"/>
    </style:style>
    <style:style style:name="T10" style:family="text">
      <style:text-properties fo:color="#000000"/>
    </style:style>
    <style:style style:name="T11" style:family="text">
      <style:text-properties fo:color="#000000" fo:background-color="transparent"/>
    </style:style>
    <style:style style:name="T12" style:family="text">
      <style:text-properties fo:color="#663399"/>
    </style:style>
    <style:style style:name="T13" style:family="text">
      <style:text-properties fo:color="#663399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RMALIZACIÓN <text:s text:c="20"/>11-12-2019</text:p>
      <text:p text:style-name="P3"/>
      <text:p text:style-name="P3"/>
      <text:p text:style-name="P1"/>
      <text:p text:style-name="P1">1 Forma Normal </text:p>
      <text:p text:style-name="P3"/>
      <text:p text:style-name="P3">Socio(<text:span text:style-name="T1">Cod_Socio</text:span>, Nombre, Cod_Prod, Nombre_Prod, Fecha_Compra)</text:p>
      <text:p text:style-name="P3"/>
      <text:p text:style-name="P3">1 Paso:</text:p>
      <text:p text:style-name="P3"/>
      <text:p text:style-name="P3">Socio1(<text:span text:style-name="T1">Cod_socio</text:span>, nombre)</text:p>
      <text:p text:style-name="P3"/>
      <text:p text:style-name="P3">2 Paso:</text:p>
      <text:p text:style-name="P3"/>
      <text:p text:style-name="P3">Socio2(<text:span text:style-name="T1">cod_socio</text:span>, <text:span text:style-name="T1">cod prod</text:span>, Nombre_Prod, <text:span text:style-name="T1">Fecha_Compra</text:span>) </text:p>
      <text:p text:style-name="P8"/>
      <text:list xml:id="list1534883735349016053" text:style-name="L1">
        <text:list-item>
          <text:p text:style-name="P26">se añade el codigo producto, fecha de compra, a las claves primaria, es una clave más robusta.</text:p>
        </text:list-item>
        <text:list-item>
          <text:p text:style-name="P26">Ya están en 1 Forma Normal </text:p>
        </text:list-item>
        <text:list-item>
          <text:p text:style-name="P26">todos los atributos depende de la clave</text:p>
        </text:list-item>
        <text:list-item>
          <text:p text:style-name="P26">no puede haber valores repetidos</text:p>
        </text:list-item>
      </text:list>
      <text:p text:style-name="P8"/>
      <text:p text:style-name="P8"/>
      <text:p text:style-name="P3">Nombre de Producto depende Codigo de Producto</text:p>
      <text:p text:style-name="P3"/>
      <text:p text:style-name="P4"/>
      <text:p text:style-name="P2">2 Forma Normal </text:p>
      <text:p text:style-name="P5"/>
      <text:p text:style-name="P5">1 Paso:</text:p>
      <text:p text:style-name="P5"/>
      <text:p text:style-name="P7">Socio 2.1(<text:span text:style-name="T1">Cod_Socio</text:span>, Cod_Producto. Fecha_Compra)</text:p>
      <text:p text:style-name="P3"/>
      <text:p text:style-name="P4">2 Paso:</text:p>
      <text:p text:style-name="P4"/>
      <text:p text:style-name="P6">Socio 2.2(<text:span text:style-name="T1">Cod_prod</text:span>, Nombre_Prod)</text:p>
      <text:p text:style-name="P6"/>
      <text:list xml:id="list7693434708228794229" text:style-name="L2">
        <text:list-item>
          <text:p text:style-name="P27">Ya esta en 2 Forma Normal</text:p>
        </text:list-item>
      </text:list>
      <text:p text:style-name="P9"/>
      <text:p text:style-name="P9"/>
      <text:p text:style-name="P13">3 Forma Normal </text:p>
      <text:p text:style-name="P11"/>
      <text:p text:style-name="P11">Proveedor(<text:span text:style-name="T1">Cod_Provee</text:span>, Nombre, Cod_Zona, Nombre zona, Fecha_Nac)</text:p>
      <text:p text:style-name="P11"/>
      <text:list xml:id="list4199695683151519694" text:style-name="L3">
        <text:list-item>
          <text:p text:style-name="P29">No tienen Depencencia Funcional transitiva</text:p>
        </text:list-item>
      </text:list>
      <text:p text:style-name="P11"/>
      <text:p text:style-name="P11"/>
      <text:p text:style-name="P11">Cod_Provee---&gt; Cod_Zona</text:p>
      <text:p text:style-name="P11"><text:s text:c="48"/>Cod_Prove--&gt; Nombre_Zona</text:p>
      <text:p text:style-name="P11">Cod_Zona--&gt; Nombre_Zona</text:p>
      <text:p text:style-name="P11"/>
      <text:p text:style-name="P11"/>
      <text:p text:style-name="P11"/>
      <text:p text:style-name="P12"><text:soft-page-break/>1 Paso:</text:p>
      <text:p text:style-name="P11"/>
      <text:p text:style-name="P11">Proveedor1(<text:span text:style-name="T1">Cod_Provee</text:span>, Nombre, Cod_Zona, F_Nac)</text:p>
      <text:p text:style-name="P11"/>
      <text:p text:style-name="P12">2 Paso:</text:p>
      <text:p text:style-name="P12"/>
      <text:p text:style-name="P11">Proveedor2(<text:span text:style-name="T1">Cod_zona</text:span>, Nombre_Zona)</text:p>
      <text:p text:style-name="P11"/>
      <text:p text:style-name="P11"/>
      <text:p text:style-name="P12">Ejemplo</text:p>
      <text:p text:style-name="P12"/>
      <text:p text:style-name="P11">Viajes(#<text:span text:style-name="T1">Conductor</text:span>, #<text:span text:style-name="T1">Matrícula</text:span>, DNI, Nombre, Km<text:span text:style-name="T2">*</text:span>, F_Salida<text:span text:style-name="T2">*</text:span>, H_salida<text:span text:style-name="T2">*</text:span>, Marca, Cod_Marca, Modelo, F_compra, F_llegada<text:span text:style-name="T2">*</text:span>, H_llegada<text:span text:style-name="T2">*</text:span>, Lugar_origen<text:span text:style-name="T2">*</text:span>, Lugar_D<text:span text:style-name="T2">*</text:span>, F_Carnet, F_nac)</text:p>
      <text:p text:style-name="P11"/>
      <text:list xml:id="list4109754188198041758" text:style-name="L4">
        <text:list-item>
          <text:p text:style-name="P28">los marcados no dependen de conductor, matricula.*</text:p>
        </text:list-item>
      </text:list>
      <text:p text:style-name="P9"/>
      <text:p text:style-name="P12"/>
      <text:p text:style-name="P13">1 Formal Normal </text:p>
      <text:p text:style-name="P11"/>
      <text:p text:style-name="P11">Viajes1(#<text:span text:style-name="T1">Conductor</text:span>, #<text:span text:style-name="T1">Matrícula</text:span>, DNI, Nombre,, Marca, Cod_Marca, Modelo, Color, F_compra, F_carnet, F_Nac)</text:p>
      <text:p text:style-name="P11"/>
      <text:p text:style-name="P11">Viajes2(#<text:span text:style-name="T1">Conductor</text:span>, #<text:span text:style-name="T1">Matrícula</text:span>, Km, <text:span text:style-name="T1">F_sal</text:span>, <text:span text:style-name="T1">H_sal</text:span>, F_llegada, H_llegada, lugar_O, lugar_D)*</text:p>
      <text:p text:style-name="P11"/>
      <text:p text:style-name="P11">*ya está en 2 forma normal <text:s text:c="2"/><text:span text:style-name="T2">* Viajes2 pasaría a ser Viajes </text:span></text:p>
      <text:p text:style-name="P11"/>
      <text:p text:style-name="P11"/>
      <text:p text:style-name="P12"><text:span text:style-name="T3">aquí </text:span>ampliamos la clave con fecha salida y hora de salida, <text:span text:style-name="T3">para que tenga una</text:span> clave robusta. </text:p>
      <text:p text:style-name="P12"/>
      <text:p text:style-name="P12"/>
      <text:p text:style-name="P13">2 Forma Normal </text:p>
      <text:p text:style-name="P12"><text:s text:c="33"/></text:p>
      <text:p text:style-name="P11">Viajes 1.1(#<text:span text:style-name="T1">Conductor</text:span>, #<text:span text:style-name="T1">Matrícula</text:span>) <text:s/><text:span text:style-name="T2">* esta no aporta porque es rebundante ya que la tenemos en V2 </text:span></text:p>
      <text:p text:style-name="P10"/>
      <text:p text:style-name="P11">Viajes 1.2(#<text:span text:style-name="T1">Conductor</text:span>, DNI, Nombre, F_carnet, F_Nac) <text:s text:c="4"/><text:span text:style-name="T2">* se llamará Conductor</text:span></text:p>
      <text:p text:style-name="P11"/>
      <text:p text:style-name="P11">Viajes 1.3(#<text:span text:style-name="T1">Matricula</text:span>, Marca, Cod_marca, Modelo, Color,F_compra)</text:p>
      <text:p text:style-name="P11"/>
      <text:p text:style-name="P12">ya están todas en 2 Forma Normal </text:p>
      <text:p text:style-name="P12"/>
      <text:p text:style-name="P12"/>
      <text:p text:style-name="P12">3 Forma Normal </text:p>
      <text:p text:style-name="P12"/>
      <text:p text:style-name="P11">la tabla <text:span text:style-name="T4">Viajes1.3</text:span> está en 3 forma normal. Suele pasar que al querer pasarlas a 3 forma normal ya hay algunas que ya lo están.</text:p>
      <text:p text:style-name="P11"/>
      <text:p text:style-name="P11">Viajes 1.3.1(#Matrícula, Codigo_marca, Modelo, color, F_compra)</text:p>
      <text:p text:style-name="P11"/>
      <text:p text:style-name="P11">Viajes 1.3.2(Cod_marca, marca) * Ya está en 3FN </text:p>
      <text:p text:style-name="P11"/>
      <text:p text:style-name="P11">Matricula--&gt; cod_marca</text:p>
      <text:p text:style-name="P11">Cod_marca--&gt; marca</text:p>
      <text:p text:style-name="P11"><text:soft-page-break/></text:p>
      <text:p text:style-name="P11"/>
      <text:p text:style-name="P11">Para prácticar normalización:</text:p>
      <text:p text:style-name="P11"/>
      <text:p text:style-name="P11">Alumno(<text:span text:style-name="T1">Cod_Alumno</text:span>, Nombre, teléfonos, asignaturas, profesor, calificación)</text:p>
      <text:p text:style-name="P11"/>
      <text:p text:style-name="P11"/>
      <text:p text:style-name="P11"/>
      <text:p text:style-name="P11"><draw:line text:anchor-type="paragraph" draw:z-index="0" draw:style-name="gr1" draw:text-style-name="P33" svg:x1="0.028cm" svg:y1="0.519cm" svg:x2="16.961cm" svg:y2="0.452cm"><text:p/></draw:line></text:p>
      <text:p text:style-name="P11"/>
      <text:p text:style-name="P11"/>
      <text:p text:style-name="P11">17-12-2019</text:p>
      <text:p text:style-name="P11"/>
      <text:p text:style-name="P11">Ejercicio Normalizacíon</text:p>
      <text:p text:style-name="P11"/>
      <text:p text:style-name="P11">N.Park <text:span text:style-name="T1">(DNIVisitante</text:span>, Nombr_Vi, Apell_Vi, <text:span text:style-name="T2">Cod_Excursi</text:span>, <text:span text:style-name="T2">Vehiculo_Excursion, Dia_Excurs, <text:s/></text:span></text:p>
      <text:p text:style-name="P9"/>
      <text:p text:style-name="P11"><text:span text:style-name="T2">Hora_Excurs,</text:span> <text:span text:style-name="T5">Registro-Fecha_Entrada, numero_entrada, puerta_entrada,</text:span> <text:span text:style-name="T6">fecha_visita_park, </text:span></text:p>
      <text:p text:style-name="P15"/>
      <text:p text:style-name="P11"><text:span text:style-name="T6">nombre_park, fecha_declar_park</text:span>, <text:span text:style-name="T7">nombrealojamiento, capacidad_alojamiento, </text:span></text:p>
      <text:p text:style-name="P16"/>
      <text:p text:style-name="P11"><text:span text:style-name="T7">categoría_alojamiento</text:span>) llevar a <text:s/>·3 forma normal</text:p>
      <text:p text:style-name="P11"/>
      <text:p text:style-name="P11">los colores son las subdivisiones de la tabla primera que se nos ha presentado </text:p>
      <text:p text:style-name="P11"/>
      <text:p text:style-name="P11">las que que tienen dos subrayadas son <text:span text:style-name="T4">claves compuestas</text:span></text:p>
      <text:p text:style-name="P12"/>
      <text:p text:style-name="P11">las claves primaria original en este caso es <text:span text:style-name="T4">DNIVisitante</text:span> que funcionará de enlace con las siguientes tablas</text:p>
      <text:p text:style-name="P12"/>
      <text:p text:style-name="P11"/>
      <text:p text:style-name="P12">Npark 1 (<text:span text:style-name="T1">DNIVisitante,</text:span> Nombre_Vi, <text:s/>Apell_Vi) <text:s text:c="2"/><text:span text:style-name="T9">1FN, 2FN, 3FN</text:span></text:p>
      <text:p text:style-name="P12"/>
      <text:p text:style-name="P12">Npark 2 (<text:span text:style-name="T1">DNIVisitante</text:span><text:span text:style-name="T8">, </text:span><text:span text:style-name="T1">cod_excurs</text:span>, vehiculoExc, dia_exc, hora_exc) <text:span text:style-name="T9"><text:s/>1FN , <text:s/>No está 2FN</text:span></text:p>
      <text:p text:style-name="P12"/>
      <text:p text:style-name="P12">Npark 3 (<text:span text:style-name="T1">DNIVisitante</text:span>, <text:span text:style-name="T1">numero_entrada</text:span>, puerta entrada, registro-fecha_entrada) <text:s text:c="13"/><text:span text:style-name="T9">1FN, No está 2FN</text:span></text:p>
      <text:p text:style-name="P12"/>
      <text:p text:style-name="P12">Npark 4 (<text:span text:style-name="T1">DNIVisitante</text:span>, <text:span text:style-name="T1">nombre_park</text:span>, fecha_declar_park, fecha_visita_park) <text:s text:c="19"/><text:span text:style-name="T9">1FN, No está 2FN</text:span></text:p>
      <text:p text:style-name="P12"/>
      <text:p text:style-name="P12">Npark 5 (<text:span text:style-name="T1">DNIVisitante</text:span>, <text:span text:style-name="T1">nombre_aloja,</text:span> capacidad_aloja, categoria_alojamiento) <text:s text:c="16"/><text:span text:style-name="T9">1FN, No está 2FN</text:span></text:p>
      <text:p text:style-name="P20"/>
      <text:p text:style-name="P20"/>
      <text:p text:style-name="P12">Paso a 2FN</text:p>
      <text:p text:style-name="P20"/>
      <text:p text:style-name="P12">Park 2.1 ( <text:span text:style-name="T1">DNIVisitante,</text:span> <text:span text:style-name="T1">Cod_Exc</text:span>) <text:s/><text:span text:style-name="T9">2FN, 3FN</text:span></text:p>
      <text:p text:style-name="P12"/>
      <text:p text:style-name="P12">Park 2.2 (<text:span text:style-name="T1">Cod_Exc</text:span>, Vehículo_Ex, día_exc, hora_exc) <text:span text:style-name="T9">2FN, 3FN</text:span></text:p>
      <text:p text:style-name="P20"/>
      <text:p text:style-name="P20"/>
      <text:p text:style-name="P17"><text:soft-page-break/>Park 3.1 ( <text:span text:style-name="T1">DNIVi</text:span>, <text:span text:style-name="T1">Numero_entrada</text:span>) <text:span text:style-name="T9">2FN, 3FN</text:span></text:p>
      <text:p text:style-name="P17"/>
      <text:p text:style-name="P17">Park 3.2 (Numero_entrada, puerta_entrada, registro-fecha_entrada) <text:span text:style-name="T9">2FN, 3FN</text:span></text:p>
      <text:p text:style-name="P14"/>
      <text:p text:style-name="P18">Park 4.1 (<text:span text:style-name="T1">DNIVi</text:span>, <text:span text:style-name="T1">Nombre_Park</text:span>) <text:span text:style-name="T9">2FN, 3FN</text:span></text:p>
      <text:p text:style-name="P18"/>
      <text:p text:style-name="P18">Park 4.2 (nombre_park, fecha_decla_park, fecha_visita_park) <text:span text:style-name="T9">2FN, 3FN</text:span></text:p>
      <text:p text:style-name="P20"/>
      <text:p text:style-name="P19">Park 5.1 (<text:span text:style-name="T1">DNIVi, nombre_aloja</text:span>)</text:p>
      <text:p text:style-name="P19"/>
      <text:p text:style-name="P19">Park 5.2 (<text:span text:style-name="T1">nombre_aloja</text:span>, <text:s/>capacidad_aloja, categoria_alojamiento)</text:p>
      <text:p text:style-name="P19"/>
      <text:p text:style-name="P19"/>
      <text:p text:style-name="P12">Pinacotecas (para casa)</text:p>
      <text:p text:style-name="P12"/>
      <text:p text:style-name="P12">PI (<text:span text:style-name="T1">Nombre_Pintor</text:span>, pais_pintor, ciudad_pintor, nombre_mecenas, mecenas_pais, mecenas_ciudad, nombre_escuela, pais_escuela, escuela_fecha_aparicion, nombre_cuadro, codigo_cuadro, fecha_pintado_cuadro, cuadro_medida ,tecnica_cuadro)</text:p>
      <text:p text:style-name="P12"/>
      <text:p text:style-name="P12">1 FN</text:p>
      <text:p text:style-name="P12"/>
      <text:p text:style-name="P21">PI 1 (<text:span text:style-name="T1">Nombre_Pintor</text:span>, pais_pintor, ciudad_pintor, nombre_escuela ,pais_escuela, escuela_fecha) </text:p>
      <text:p text:style-name="P12">ESTÁ EN 2 FN PORQUE DEPENDE DEL NOMBRE_PINTOR, NO ESTÁ EN 3 FN</text:p>
      <text:p text:style-name="P21"/>
      <text:p text:style-name="P21">PI 2 (<text:span text:style-name="T1">Nombre_Pintor</text:span>, <text:span text:style-name="T1">nombre_mecenas</text:span>, mecenas_pais, mecenas_ciudad)</text:p>
      <text:p text:style-name="P12">NO ESTA EN 2 FN</text:p>
      <text:p text:style-name="P21"/>
      <text:p text:style-name="P21">PI 3 (Nombre_Pintor, <text:span text:style-name="T1">cuadro_codigo</text:span>, cuadro_nombre, fecha_cuadro, cuadro_medidas, tecnica_cuadro) </text:p>
      <text:p text:style-name="P21"><text:span text:style-name="T10">ESTA EN 2 FORMA NORMAL Y EN 3 FORMA NORMAL <text:s text:c="3"/></text:span><text:span text:style-name="T12">Cuadro</text:span></text:p>
      <text:p text:style-name="P12"><draw:line text:anchor-type="paragraph" draw:z-index="1" draw:style-name="gr1" draw:text-style-name="P33" svg:x1="0.005cm" svg:y1="0.524cm" svg:x2="17.005cm" svg:y2="0.39cm"><text:p/></draw:line></text:p>
      <text:p text:style-name="P12"/>
      <text:p text:style-name="P12">2 FN</text:p>
      <text:p text:style-name="P22"/>
      <text:p text:style-name="P22">PI 2.1 ( <text:span text:style-name="T1">Nombre_Pintor, nombre_mecenas</text:span>) <text:span text:style-name="T10">Ya pasaría a 2 FN y a 3 FN <text:s text:c="3"/></text:span><text:span text:style-name="T12">Mecenazgo</text:span></text:p>
      <text:p text:style-name="P12"/>
      <text:p text:style-name="P22">PI 2.2 ( <text:span text:style-name="T1">Nombre_Mecenas</text:span>, mecenas_pais, mecenas_ciudad) <text:span text:style-name="T10">Ya pasaría a 2 FN y está 3 FN</text:span></text:p>
      <text:p text:style-name="P12">Porque ciudad depende de pais. <text:s/><text:span text:style-name="T12">Mecenas</text:span></text:p>
      <text:p text:style-name="P21"><text:s text:c="2"/></text:p>
      <text:p text:style-name="P21"><draw:line text:anchor-type="paragraph" draw:z-index="2" draw:style-name="gr1" draw:text-style-name="P33" svg:x1="0.005cm" svg:y1="0.331cm" svg:x2="16.984cm" svg:y2="0.153cm"><text:p/></draw:line></text:p>
      <text:p text:style-name="P21"/>
      <text:p text:style-name="P12">3 FN</text:p>
      <text:p text:style-name="P12"/>
      <text:p text:style-name="P20">PI 1.1 ( <text:span text:style-name="T1">Nombre_Pintor</text:span>, Pais_pintor, pintor_ciudad, escuela_nombre) </text:p>
      <text:p text:style-name="P20"><text:span text:style-name="T11">Ya está en 3 FN </text:span><text:span text:style-name="T13">Pintor</text:span></text:p>
      <text:p text:style-name="P20"/>
      <text:p text:style-name="P20">PI 1.2 ( <text:span text:style-name="T1">Nombre_Escuela</text:span>, país_escuela, escuela_fecha) <text:span text:style-name="T10">Ya está en 3 FN </text:span><text:span text:style-name="T12">Escuela</text:span></text:p>
      <text:p text:style-name="P12"/>
      <text:p text:style-name="P12"/>
      <text:p text:style-name="P12">NOS QUEDARIAMOS CON LA PI 3, PI 2.1, PI 2.2, PI 1.1, PI 1.2</text:p>
      <text:p text:style-name="P12"/>
      <text:p text:style-name="P12"><text:soft-page-break/></text:p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5">Columna</text:p>
          </table:table-cell>
          <table:table-cell table:style-name="Tabla1.A1" office:value-type="string">
            <text:p text:style-name="P24">Tabla</text:p>
          </table:table-cell>
          <table:table-cell table:style-name="Tabla1.D1" office:value-type="string">
            <text:p text:style-name="P24"><text:s/>Nombrar</text:p>
          </table:table-cell>
        </table:table-row>
        <table:table-row>
          <table:table-cell table:style-name="Tabla1.A2" office:value-type="string">
            <text:p text:style-name="P23">PK</text:p>
          </table:table-cell>
          <table:table-cell table:style-name="Tabla1.A2" office:value-type="string">
            <text:p text:style-name="Table_20_Contents">Si es PK simple</text:p>
          </table:table-cell>
          <table:table-cell table:style-name="Tabla1.A2" office:value-type="string">
            <text:p text:style-name="Table_20_Contents">Si es compuesta</text:p>
          </table:table-cell>
          <table:table-cell table:style-name="Tabla1.D2" office:value-type="string">
            <text:p text:style-name="Table_20_Contents">Siempre</text:p>
          </table:table-cell>
        </table:table-row>
        <table:table-row>
          <table:table-cell table:style-name="Tabla1.A2" office:value-type="string">
            <text:p text:style-name="P23">Not Null</text:p>
          </table:table-cell>
          <table:table-cell table:style-name="Tabla1.A2" office:value-type="string">
            <text:p text:style-name="Table_20_Contents">Sí, más sencillo</text:p>
          </table:table-cell>
          <table:table-cell table:style-name="Tabla1.A2" office:value-type="string">
            <text:p text:style-name="Table_20_Contents">Se puede</text:p>
          </table:table-cell>
          <table:table-cell table:style-name="Tabla1.D2" office:value-type="string">
            <text:p text:style-name="Table_20_Contents">---</text:p>
          </table:table-cell>
        </table:table-row>
        <table:table-row>
          <table:table-cell table:style-name="Tabla1.A2" office:value-type="string">
            <text:p text:style-name="P23">Unique</text:p>
          </table:table-cell>
          <table:table-cell table:style-name="Tabla1.A2" office:value-type="string">
            <text:p text:style-name="Table_20_Contents">Sí, más sencillo</text:p>
          </table:table-cell>
          <table:table-cell table:style-name="Tabla1.A2" office:value-type="string">
            <text:p text:style-name="Table_20_Contents">Se puede</text:p>
          </table:table-cell>
          <table:table-cell table:style-name="Tabla1.D2" office:value-type="string">
            <text:p text:style-name="Table_20_Contents">---</text:p>
          </table:table-cell>
        </table:table-row>
        <table:table-row>
          <table:table-cell table:style-name="Tabla1.A2" office:value-type="string">
            <text:p text:style-name="P23">Check</text:p>
          </table:table-cell>
          <table:table-cell table:style-name="Tabla1.A2" office:value-type="string">
            <text:p text:style-name="Table_20_Contents">Se puede</text:p>
          </table:table-cell>
          <table:table-cell table:style-name="Tabla1.A2" office:value-type="string">
            <text:p text:style-name="Table_20_Contents">Más conveniente</text:p>
          </table:table-cell>
          <table:table-cell table:style-name="Tabla1.D2" office:value-type="string">
            <text:p text:style-name="Table_20_Contents">siempre</text:p>
          </table:table-cell>
        </table:table-row>
        <table:table-row>
          <table:table-cell table:style-name="Tabla1.A2" office:value-type="string">
            <text:p text:style-name="P23">FK</text:p>
          </table:table-cell>
          <table:table-cell table:style-name="Tabla1.A2" office:value-type="string">
            <text:p text:style-name="Table_20_Contents">Se puede</text:p>
          </table:table-cell>
          <table:table-cell table:style-name="Tabla1.A2" office:value-type="string">
            <text:p text:style-name="Table_20_Contents">Muy recomendable</text:p>
          </table:table-cell>
          <table:table-cell table:style-name="Tabla1.D2" office:value-type="string">
            <text:p text:style-name="Table_20_Contents">siempr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2-11T12:49:53</meta:creation-date>
    <dc:date>2019-12-18T16:24:13</dc:date>
    <dc:creator>Benito Jódar Álvarez</dc:creator>
    <meta:editing-duration>PT7H1M54S</meta:editing-duration>
    <meta:editing-cycles>7</meta:editing-cycles>
    <meta:generator>OpenOffice/4.1.7$Unix OpenOffice.org_project/417m1$Build-9800</meta:generator>
    <meta:document-statistic meta:table-count="1" meta:image-count="0" meta:object-count="0" meta:page-count="5" meta:paragraph-count="115" meta:word-count="658" meta:character-count="4983"/>
  </office:meta>
</office:document-meta>
</file>